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3d3f" officeooo:paragraph-rsid="00093d3f"/>
    </style:style>
    <style:style style:name="P2" style:family="paragraph" style:parent-style-name="Standard">
      <style:text-properties officeooo:paragraph-rsid="00067b46"/>
    </style:style>
    <style:style style:name="P3" style:family="paragraph" style:parent-style-name="Standard">
      <style:text-properties officeooo:rsid="00067b46" officeooo:paragraph-rsid="00067b46"/>
    </style:style>
    <style:style style:name="P4" style:family="paragraph" style:parent-style-name="Standard">
      <style:text-properties officeooo:rsid="00067b46" officeooo:paragraph-rsid="0010e3b5"/>
    </style:style>
    <style:style style:name="P5" style:family="paragraph" style:parent-style-name="Standard">
      <style:text-properties officeooo:rsid="00067b46" officeooo:paragraph-rsid="0018e117"/>
    </style:style>
    <style:style style:name="P6" style:family="paragraph" style:parent-style-name="Standard">
      <style:text-properties fo:font-weight="normal" officeooo:rsid="00075e8f" officeooo:paragraph-rsid="00075e8f" style:font-weight-asian="normal" style:font-weight-complex="normal"/>
    </style:style>
    <style:style style:name="P7" style:family="paragraph" style:parent-style-name="Standard">
      <style:text-properties fo:font-weight="normal" officeooo:rsid="00067b46" officeooo:paragraph-rsid="0010e3b5" style:font-weight-asian="normal" style:font-weight-complex="normal"/>
    </style:style>
    <style:style style:name="P8" style:family="paragraph" style:parent-style-name="Standard">
      <style:text-properties fo:font-weight="normal" officeooo:rsid="0010e3b5" officeooo:paragraph-rsid="0010e3b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0e3b5" officeooo:paragraph-rsid="0010e3b5" style:font-size-asian="12.25pt" style:font-weight-asian="bold" style:font-size-complex="14pt" style:font-weight-complex="bold"/>
    </style:style>
    <style:style style:name="P10" style:family="paragraph" style:parent-style-name="Standard">
      <style:text-properties officeooo:rsid="00233a57" officeooo:paragraph-rsid="00233a57"/>
    </style:style>
    <style:style style:name="P11" style:family="paragraph" style:parent-style-name="Standard">
      <style:text-properties officeooo:rsid="00233a57" officeooo:paragraph-rsid="0010e3b5"/>
    </style:style>
    <style:style style:name="P12" style:family="paragraph" style:parent-style-name="Standard">
      <style:text-properties officeooo:rsid="002a1df7" officeooo:paragraph-rsid="002a1df7"/>
    </style:style>
    <style:style style:name="P13" style:family="paragraph" style:parent-style-name="Table_20_Contents">
      <style:text-properties fo:font-weight="bold" officeooo:rsid="001134f0" officeooo:paragraph-rsid="001134f0" style:font-weight-asian="bold" style:font-weight-complex="bold"/>
    </style:style>
    <style:style style:name="P14" style:family="paragraph" style:parent-style-name="Table_20_Contents">
      <style:text-properties officeooo:rsid="001134f0" officeooo:paragraph-rsid="001134f0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0299c98" officeooo:paragraph-rsid="00299c98"/>
    </style:style>
    <style:style style:name="P17" style:family="paragraph" style:parent-style-name="Standard" style:list-style-name="L1">
      <style:text-properties officeooo:paragraph-rsid="00075e8f"/>
    </style:style>
    <style:style style:name="P18" style:family="paragraph" style:parent-style-name="Standard" style:list-style-name="L1">
      <style:text-properties officeooo:rsid="001553c3" officeooo:paragraph-rsid="001553c3"/>
    </style:style>
    <style:style style:name="P19" style:family="paragraph" style:parent-style-name="Standard" style:list-style-name="L1">
      <style:text-properties officeooo:rsid="0015ad6f" officeooo:paragraph-rsid="0015ad6f"/>
    </style:style>
    <style:style style:name="P20" style:family="paragraph" style:parent-style-name="Standard" style:list-style-name="L1">
      <style:text-properties officeooo:rsid="0016060c" officeooo:paragraph-rsid="0016060c"/>
    </style:style>
    <style:style style:name="P21" style:family="paragraph" style:parent-style-name="Standard" style:list-style-name="L1">
      <style:text-properties officeooo:rsid="0017a670" officeooo:paragraph-rsid="0017a670"/>
    </style:style>
    <style:style style:name="P22" style:family="paragraph" style:parent-style-name="Text_20_body">
      <style:text-properties fo:font-size="12pt" officeooo:rsid="00299c98" officeooo:paragraph-rsid="00299c98" style:font-size-asian="12pt" style:font-size-complex="12pt"/>
    </style:style>
    <style:style style:name="P23" style:family="paragraph" style:parent-style-name="Text_20_body" style:list-style-name="L2">
      <style:text-properties fo:font-size="12pt" officeooo:rsid="00299c98" officeooo:paragraph-rsid="00299c98" style:font-size-asian="12pt" style:font-size-complex="12pt"/>
    </style:style>
    <style:style style:name="P24" style:family="paragraph" style:parent-style-name="Text_20_body">
      <style:text-properties fo:font-size="12pt" officeooo:rsid="002c28a6" officeooo:paragraph-rsid="002c28a6" style:font-size-asian="12pt" style:font-size-complex="12pt"/>
    </style:style>
    <style:style style:name="P25" style:family="paragraph" style:parent-style-name="Text_20_body" style:list-style-name="L3">
      <style:text-properties fo:font-size="12pt" officeooo:rsid="002c28a6" officeooo:paragraph-rsid="002c28a6" style:font-size-asian="12pt" style:font-size-complex="12pt"/>
    </style:style>
    <style:style style:name="P26" style:family="paragraph" style:parent-style-name="Text_20_body" style:list-style-name="L2">
      <style:text-properties officeooo:rsid="00299c98" officeooo:paragraph-rsid="00299c98"/>
    </style:style>
    <style:style style:name="P27" style:family="paragraph" style:parent-style-name="Heading_20_1">
      <style:text-properties fo:font-size="12pt" style:font-size-asian="12pt" style:font-size-complex="12pt"/>
    </style:style>
    <style:style style:name="P28" style:family="paragraph" style:parent-style-name="Heading_20_1">
      <style:text-properties fo:font-size="12pt" officeooo:rsid="0024ea16" officeooo:paragraph-rsid="0024ea16" style:font-size-asian="10.5pt" style:font-size-complex="12pt"/>
    </style:style>
    <style:style style:name="T1" style:family="text">
      <style:text-properties officeooo:rsid="0009622e"/>
    </style:style>
    <style:style style:name="T2" style:family="text">
      <style:text-properties officeooo:rsid="000a79ea"/>
    </style:style>
    <style:style style:name="T3" style:family="text">
      <style:text-properties officeooo:rsid="001134f0"/>
    </style:style>
    <style:style style:name="T4" style:family="text">
      <style:text-properties officeooo:rsid="001477b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5e8f" style:font-weight-asian="normal" style:font-weight-complex="normal"/>
    </style:style>
    <style:style style:name="T7" style:family="text">
      <style:text-properties fo:font-weight="normal" officeooo:rsid="0012def6" style:font-weight-asian="normal" style:font-weight-complex="normal"/>
    </style:style>
    <style:style style:name="T8" style:family="text">
      <style:text-properties fo:font-weight="normal" officeooo:rsid="0016060c" style:font-weight-asian="normal" style:font-weight-complex="normal"/>
    </style:style>
    <style:style style:name="T9" style:family="text">
      <style:text-properties fo:font-weight="normal" officeooo:rsid="0017a670" style:font-weight-asian="normal" style:font-weight-complex="normal"/>
    </style:style>
    <style:style style:name="T10" style:family="text">
      <style:text-properties fo:font-weight="normal" officeooo:rsid="0018ce15" style:font-weight-asian="normal" style:font-weight-complex="normal"/>
    </style:style>
    <style:style style:name="T11" style:family="text">
      <style:text-properties fo:font-weight="normal" officeooo:rsid="00238b33" style:font-weight-asian="normal" style:font-weight-complex="normal"/>
    </style:style>
    <style:style style:name="T12" style:family="text">
      <style:text-properties fo:font-weight="normal" officeooo:rsid="002a1df7" style:font-weight-asian="normal" style:font-weight-complex="normal"/>
    </style:style>
    <style:style style:name="T13" style:family="text">
      <style:text-properties officeooo:rsid="0018e117"/>
    </style:style>
    <style:style style:name="T14" style:family="text">
      <style:text-properties officeooo:rsid="001ac332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a1df7" style:font-size-asian="12pt" style:font-size-complex="12pt"/>
    </style:style>
    <style:style style:name="T17" style:family="text">
      <style:text-properties fo:font-size="12pt" officeooo:rsid="002c28a6" style:font-size-asian="12pt" style:font-size-complex="12pt"/>
    </style:style>
    <style:style style:name="T18" style:family="text">
      <style:text-properties officeooo:rsid="002a1df7"/>
    </style:style>
    <style:style style:name="T19" style:family="text">
      <style:text-properties officeooo:rsid="002bf332"/>
    </style:style>
    <style:style style:name="T20" style:family="text">
      <style:text-properties officeooo:rsid="002c28a6"/>
    </style:style>
    <style:style style:name="T21" style:family="text">
      <style:text-properties officeooo:rsid="002cd9a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Base Discussion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159_1766952909" text:style-name="Index_20_Link" text:visited-style-name="Index_20_Link">Agnostic<text:tab/>1</text:a></text:p>
          <text:p text:style-name="P15"><text:a xlink:type="simple" xlink:href="#__RefHeading___Toc163_1766952909" text:style-name="Index_20_Link" text:visited-style-name="Index_20_Link">Standards and Conventions<text:tab/>1</text:a></text:p>
          <text:p text:style-name="P15"><text:a xlink:type="simple" xlink:href="#__RefHeading___Toc161_1766952909" text:style-name="Index_20_Link" text:visited-style-name="Index_20_Link">Virtual DBs<text:tab/>1</text:a></text:p>
          <text:p text:style-name="P15"><text:a xlink:type="simple" xlink:href="#__RefHeading___Toc165_1766952909" text:style-name="Index_20_Link" text:visited-style-name="Index_20_Link">Superuser<text:tab/>2</text:a></text:p>
          <text:p text:style-name="P15"><text:a xlink:type="simple" xlink:href="#__RefHeading___Toc157_1766952909" text:style-name="Index_20_Link" text:visited-style-name="Index_20_Link">Creating a new DB<text:tab/>2</text:a></text:p>
          <text:p text:style-name="P15"><text:a xlink:type="simple" xlink:href="#__RefHeading___Toc225_1291226668" text:style-name="Index_20_Link" text:visited-style-name="Index_20_Link">Adding/Deleting tables and fields<text:tab/>2</text:a></text:p>
        </text:index-body>
      </text:table-of-content>
      <text:p text:style-name="P6"/>
      <text:h text:style-name="P27" text:outline-level="1"><text:bookmark-start text:name="__RefHeading___Toc159_1766952909"/>Agnostic<text:bookmark-end text:name="__RefHeading___Toc159_1766952909"/></text:h>
      <text:p text:style-name="P8">All DB access is via SQL standard statements where possible. <text:s/>To allow for the use of some facilities which may be implemented differently in various <text:span text:style-name="T3">servers (eg. transactions, BLOBs, autoincrements), DB connections are handled by a DB manager specific lib/include with the name db_&lt;manager&gt;.php with the DB manager specified in the site_conf file. <text:s/>The 'connection string' needed to connect to the given DB manager is also specified in the site_conf file. <text:s/>Supported server/managers are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B Server</text:p>
          </table:table-cell>
          <table:table-cell table:style-name="Table1.B1" office:value-type="string">
            <text:p text:style-name="P13">manager</text:p>
          </table:table-cell>
        </table:table-row>
        <table:table-row>
          <table:table-cell table:style-name="Table1.A2" office:value-type="string">
            <text:p text:style-name="P14"><text:span text:style-name="T4">M</text:span>ySQL</text:p>
          </table:table-cell>
          <table:table-cell table:style-name="Table1.B2" office:value-type="string">
            <text:p text:style-name="P14">mysql</text:p>
          </table:table-cell>
        </table:table-row>
        <table:table-row>
          <table:table-cell table:style-name="Table1.A2" office:value-type="string">
            <text:p text:style-name="P14">Post<text:span text:style-name="T4">g</text:span>reSQL</text:p>
          </table:table-cell>
          <table:table-cell table:style-name="Table1.B2" office:value-type="string">
            <text:p text:style-name="P14">pgsql</text:p>
          </table:table-cell>
        </table:table-row>
      </table:table>
      <text:p text:style-name="P7"/>
      <text:h text:style-name="P27" text:outline-level="1"><text:bookmark-start text:name="__RefHeading___Toc163_1766952909"/>Standards and Conventions<text:bookmark-end text:name="__RefHeading___Toc163_1766952909"/></text:h>
      <text:list xml:id="list1336721037713318147" text:style-name="L1">
        <text:list-item>
          <text:p text:style-name="P18"><text:span text:style-name="T6">T</text:span><text:span text:style-name="T5">able/view names: <text:s/>Start with a succinct, descriptive </text:span><text:span text:style-name="T10">name</text:span><text:span text:style-name="T5">, </text:span><text:span text:style-name="T9">eg</text:span><text:span text:style-name="T5">. </text:span><text:span text:style-name="T8">'</text:span><text:span text:style-name="T5">organization</text:span><text:span text:style-name="T8">'</text:span><text:span text:style-name="T5">; <text:s/>append a 3-char plus underscore prefix for collation purposes, </text:span><text:span text:style-name="T9">eg</text:span><text:span text:style-name="T5">. </text:span><text:span text:style-name="T8">'</text:span><text:span text:style-name="T5">a00_organization</text:span><text:span text:style-name="T8">'</text:span><text:span text:style-name="T5"> with the first char used to </text:span><text:span text:style-name="T8">g</text:span><text:span text:style-name="T5">roup tables; view prefixes begin with 'v'. <text:s/></text:span><text:span text:style-name="T12">The prefix is also handy for use in a SQL 'AS' clause, eg. '… a00_organization AS a00 WHERE a00.name ...).</text:span></text:p>
        </text:list-item>
        <text:list-item>
          <text:p text:style-name="P19"><text:span text:style-name="T6">T</text:span><text:span text:style-name="T5">able keys: <text:s/>Absent a very good reason not to, all tables will have a primary key with these characteristics:</text:span></text:p>
          <text:list>
            <text:list-item>
              <text:p text:style-name="P20"><text:span text:style-name="T10">an </text:span><text:span text:style-name="T5">autoincrement integer</text:span></text:p>
            </text:list-item>
            <text:list-item>
              <text:p text:style-name="P20"><text:span text:style-name="T5">first </text:span><text:span text:style-name="T10">table</text:span><text:span text:style-name="T5"> field specified</text:span></text:p>
            </text:list-item>
            <text:list-item>
              <text:p text:style-name="P20"><text:span text:style-name="T5">named &lt;table name</text:span><text:span text:style-name="T10">(without prefix)</text:span><text:span text:style-name="T5">&gt;_id, </text:span><text:span text:style-name="T9">eg</text:span><text:span text:style-name="T5">. 'organization_id'.</text:span></text:p>
            </text:list-item>
          </text:list>
        </text:list-item>
        <text:list-item>
          <text:p text:style-name="P21"><text:span text:style-name="T6">F</text:span><text:span text:style-name="T5">oreign key references: <text:s/>Reference fields are named &lt;foreign key name&gt;ref, eg. organization_idref.</text:span></text:p>
        </text:list-item>
        <text:list-item>
          <text:p text:style-name="P21"><text:span text:style-name="T6">D</text:span><text:span text:style-name="T5">ate periods: <text:s/>When a date field describes a period, append '_asof' to identify the first date in the period and '_after' the last date, inclusive, eg. 'effective_asof' and 'expire_after'. <text:s/></text:span><text:span text:style-name="T11">See docs/DateRanges.odt for a fuller discussion of dates.</text:span></text:p>
        </text:list-item>
        <text:list-item>
          <text:p text:style-name="P17"><text:span text:style-name="T6">'Timestamp' is the last field in a table; it should contain the UTC date/time by using the TZO config option</text:span><text:span text:style-name="T7">.</text:span></text:p>
        </text:list-item>
      </text:list>
      <text:p text:style-name="P3"/>
      <text:h text:style-name="P27" text:outline-level="1"><text:bookmark-start text:name="__RefHeading___Toc161_1766952909"/>Virtual DBs<text:bookmark-end text:name="__RefHeading___Toc161_1766952909"/></text:h>
      <text:p text:style-name="P5"><text:span text:style-name="T13">One named containing database or data space can contain several 'virtual' databases by appending a prefix character(s) to each table name. <text:s/>For instance, one database can contain the 'a00_organization, </text:span><text:soft-page-break/><text:span text:style-name="T13">'d_a00_organization', and 't_a00_organization' tables. <text:s/>Other than the name, each of these tables is defined identically, eg. each has a key field named 'organization_id'. <text:s/>Thus, even if only one containing database is allowed to the system, it can still hold data for different purposes, eg. production, training, demonstration.</text:span></text:p>
      <text:p text:style-name="P5"/>
      <text:p text:style-name="P5"><text:span text:style-name="T13">The prefix character(s) will be specified in the site_conf file.</text:span> <text:s/><text:span text:style-name="T1">Virtual DBs share the same Admin, Editor, and Reader access roles.</text:span></text:p>
      <text:p text:style-name="P5"/>
      <text:p text:style-name="P12">When testing new code, do so in a database with only virtual tables, ie. all tables have a prefix. <text:s/>Then, if you have forgotten to specify the prefix in you<text:span text:style-name="T19">r</text:span> SQL statements, <text:span text:style-name="T19">you will immediately find out.</text:span></text:p>
      <text:p text:style-name="P2"/>
      <text:h text:style-name="P27" text:outline-level="1"><text:bookmark-start text:name="__RefHeading___Toc165_1766952909"/>Superuser<text:bookmark-end text:name="__RefHeading___Toc165_1766952909"/></text:h>
      <text:p text:style-name="P1">Person_id 0 of table c00_person is always a superuser, <text:span text:style-name="T14">called the 'super-duper user'</text:span>. <text:s/><text:span text:style-name="T2">It does not need nor should it have connections to other tables, such as organization (via c10_person_organization) or permits (via c20_person_permit). <text:s/>Logging in as the super-duper user will look for an organization with id=1, however, in order to create a TZO.</text:span> <text:s/><text:span text:style-name="T2">This SU can create other SUs which must have those connections.</text:span></text:p>
      <text:p text:style-name="P4"/>
      <text:h text:style-name="P27" text:outline-level="1"><text:bookmark-start text:name="__RefHeading___Toc157_1766952909"/>Creating a new DB<text:bookmark-end text:name="__RefHeading___Toc157_1766952909"/></text:h>
      <text:p text:style-name="P24">Creating a new containing DB is dependent on the DB manager and on the host<text:span text:style-name="T21">ing</text:span> system. <text:s/>It must, however, have three users:</text:p>
      <text:list xml:id="list1676165536083225930" text:style-name="L3">
        <text:list-item>
          <text:p text:style-name="P25">admin<text:line-break/>This user is the big kahuna that runs it all. <text:s/>Be careful here.</text:p>
        </text:list-item>
        <text:list-item>
          <text:p text:style-name="P25">editor<text:line-break/>Most functions of the site are carried out by this user which has read/write privileges on tables but cannot change table structure.</text:p>
        </text:list-item>
        <text:list-item>
          <text:p text:style-name="P25">reader<text:line-break/>Presently not used anywhere. <text:s/>It has read-only privileges.</text:p>
        </text:list-item>
      </text:list>
      <text:p text:style-name="P24">The site_conf file specifies the editor and reader details <text:span text:style-name="T21">for that sites containing DB.</text:span></text:p>
      <text:p text:style-name="P22"/>
      <text:p text:style-name="P22"><text:span text:style-name="T20">T</text:span>here are three steps to creating a new <text:span text:style-name="T20">virtual</text:span> database <text:span text:style-name="T20">within a containing DB</text:span>:</text:p>
      <text:list xml:id="list6960622140504560762" text:style-name="L2">
        <text:list-item>
          <text:p text:style-name="P26"><text:span text:style-name="T15">Run CreateTables.php (see code for instructions) to create the SQL statements for your specific DB manager </text:span><text:span text:style-name="T16">and DB name</text:span><text:span text:style-name="T15">. <text:s/></text:span><text:span text:style-name="T17">It will read the CreateTables.ini file for the names of the three users (see above), though only Postgres uses them (this process needs some re-thinking).</text:span></text:p>
        </text:list-item>
        <text:list-item>
          <text:p text:style-name="P23">Create the tables/views using your new creation SQL.</text:p>
        </text:list-item>
        <text:list-item>
          <text:p text:style-name="P23">Populate the initial superduper user and organization as follows:</text:p>
        </text:list-item>
      </text:list>
      <text:p text:style-name="P16"><text:span text:style-name="T15">Use the newDBseed.sql file as an example. <text:s/>The organization, task, accounting, etc. names can be changed later but the superduper user needs to be accurate from the git go. <text:s/>Choose first and last names (non gender specific is always a good idea, eg. 'Pat </text:span><text:span text:style-name="T16">Johnson</text:span><text:span text:style-name="T15">', or even a non-name, eg. 'The Boss'), a user name, and a password </text:span><text:span text:style-name="T16">(don't forget it!)</text:span><text:span text:style-name="T15">. <text:s/>Use CreatePwdHash.php and CreateSoundex.php to create </text:span><text:span text:style-name="T16">those fields then run your version of newDBseed.sql. <text:s/>Some DB managers (MySQL) will ignore </text:span><text:soft-page-break/><text:span text:style-name="T16">that person_id and make it 1 but you can do an update and change it back to 0.</text:span></text:p>
      <text:p text:style-name="P11"/>
      <text:h text:style-name="P28" text:outline-level="1"><text:bookmark-start text:name="__RefHeading___Toc225_1291226668"/>Adding/Deleting tables and fields<text:bookmark-end text:name="__RefHeading___Toc225_1291226668"/></text:h>
      <text:p text:style-name="P10">When adding <text:span text:style-name="T18">or deleting</text:span> tables or fields to an existing DB, note that lib/tables_list.php may also need updating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4-04-25T09:17:31.615763378</meta:creation-date>
    <dc:date>2015-12-11T14:36:00.942164341</dc:date>
    <meta:editing-duration>PT7H11M30S</meta:editing-duration>
    <meta:editing-cycles>30</meta:editing-cycles>
    <meta:generator>LibreOffice/5.0.2.2$Linux_X86_64 LibreOffice_project/00m0$Build-2</meta:generator>
    <meta:document-statistic meta:table-count="1" meta:image-count="0" meta:object-count="0" meta:page-count="3" meta:paragraph-count="44" meta:word-count="764" meta:character-count="4746" meta:non-whitespace-character-count="4014"/>
  </office:meta>
</office:document-meta>
</file>